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ExistsSelec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ExistsSelector.select( String expression , Map objectModel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ourceExistsSelecto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